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right="0in" fo:text-indent="0in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Level 1 item</text:p>
          <text:p text:style-name="P2">Level 1 Unnumbered</text:p>
        </text:list-item>
        <text:list-item>
          <text:list>
            <text:list-item>
              <text:p text:style-name="P2">Level 2 item</text:p>
              <text:p text:style-name="P2">Level 2 Unnumbered</text:p>
            </text:list-item>
            <text:list-item>
              <text:p text:style-name="P2">Level 2 item</text:p>
            </text:list-item>
          </text:list>
        </text:list-item>
        <text:list-item>
          <text:p text:style-name="P1">Level 1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